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ext_20_body">
      <style:text-properties officeooo:rsid="000b866c" officeooo:paragraph-rsid="000b866c"/>
    </style:style>
    <style:style style:name="P4" style:family="paragraph" style:parent-style-name="Heading_20_1">
      <style:paragraph-properties fo:break-before="page"/>
    </style:style>
    <style:style style:name="P5" style:family="paragraph" style:parent-style-name="Heading_20_2">
      <style:text-properties officeooo:paragraph-rsid="000e587c"/>
    </style:style>
    <style:style style:name="P6" style:family="paragraph" style:parent-style-name="Heading_20_2">
      <style:text-properties officeooo:rsid="000c9250" officeooo:paragraph-rsid="000e587c"/>
    </style:style>
    <style:style style:name="P7" style:family="paragraph" style:parent-style-name="Text_20_body" style:list-style-name="L1">
      <style:text-properties officeooo:rsid="000b866c" officeooo:paragraph-rsid="000b866c"/>
    </style:style>
    <style:style style:name="P8" style:family="paragraph" style:parent-style-name="Text_20_body" style:list-style-name="L2">
      <style:text-properties officeooo:rsid="000b866c" officeooo:paragraph-rsid="000b866c"/>
    </style:style>
    <style:style style:name="P9" style:family="paragraph" style:parent-style-name="Text_20_body" style:list-style-name="L3">
      <style:text-properties officeooo:rsid="000b866c" officeooo:paragraph-rsid="000b866c"/>
    </style:style>
    <style:style style:name="P10" style:family="paragraph" style:parent-style-name="Text_20_body" style:list-style-name="L4">
      <style:text-properties officeooo:rsid="000b866c" officeooo:paragraph-rsid="000b866c"/>
    </style:style>
    <style:style style:name="P11" style:family="paragraph" style:parent-style-name="Text_20_body">
      <style:text-properties officeooo:rsid="000b866c" officeooo:paragraph-rsid="000e587c"/>
    </style:style>
    <style:style style:name="P12" style:family="paragraph" style:parent-style-name="Text_20_body" style:list-style-name="L5">
      <style:text-properties officeooo:paragraph-rsid="000b866c"/>
    </style:style>
    <style:style style:name="P13" style:family="paragraph" style:parent-style-name="Text_20_body" style:list-style-name="L5">
      <style:text-properties officeooo:rsid="000c9250" officeooo:paragraph-rsid="000c9250"/>
    </style:style>
    <style:style style:name="P14" style:family="paragraph" style:parent-style-name="Text_20_body">
      <style:text-properties officeooo:rsid="000c9250" officeooo:paragraph-rsid="000c9250"/>
    </style:style>
    <style:style style:name="P15" style:family="paragraph" style:parent-style-name="Text_20_body" style:list-style-name="L3">
      <style:text-properties officeooo:rsid="000e587c" officeooo:paragraph-rsid="000e587c"/>
    </style:style>
    <style:style style:name="P16" style:family="paragraph" style:parent-style-name="Text_20_body" style:list-style-name="L4">
      <style:text-properties officeooo:rsid="000e587c" officeooo:paragraph-rsid="000e587c"/>
    </style:style>
    <style:style style:name="P17" style:family="paragraph" style:parent-style-name="Text_20_body">
      <style:text-properties officeooo:rsid="000e587c" officeooo:paragraph-rsid="000e587c"/>
    </style:style>
    <style:style style:name="P18" style:family="paragraph" style:parent-style-name="Text_20_body">
      <style:text-properties officeooo:paragraph-rsid="000b866c"/>
    </style:style>
    <style:style style:name="P19" style:family="paragraph" style:parent-style-name="Text_20_body">
      <style:text-properties officeooo:paragraph-rsid="000e587c"/>
    </style:style>
    <style:style style:name="T1" style:family="text">
      <style:text-properties officeooo:rsid="000b866c"/>
    </style:style>
    <style:style style:name="T2" style:family="text">
      <style:text-properties officeooo:rsid="000c9250"/>
    </style:style>
    <style:style style:name="T3" style:family="text">
      <style:text-properties officeooo:rsid="000e587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che de restitution</text:p>
      <text:p text:style-name="Text_20_body"/>
      <text:p text:style-name="Text_20_body"/>
      <text:p text:style-name="Text_20_body"/>
      <text:p text:style-name="Text_20_body"/>
      <text:p text:style-name="Text_20_body"/>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Contents_20_Heading">Table des matières</text:p>
          </text:index-title>
          <text:p text:style-name="P1"><text:a xlink:type="simple" xlink:href="#__RefHeading___Toc209_572182469" text:style-name="Index_20_Link" text:visited-style-name="Index_20_Link">Introduction<text:tab/>2</text:a></text:p>
          <text:p text:style-name="P1"><text:a xlink:type="simple" xlink:href="#__RefHeading___Toc211_572182469" text:style-name="Index_20_Link" text:visited-style-name="Index_20_Link">Background<text:tab/>2</text:a></text:p>
          <text:p text:style-name="P1"><text:a xlink:type="simple" xlink:href="#__RefHeading___Toc213_572182469" text:style-name="Index_20_Link" text:visited-style-name="Index_20_Link">Problématique Rencontrées<text:tab/>3</text:a></text:p>
          <text:p text:style-name="P1"><text:a xlink:type="simple" xlink:href="#__RefHeading___Toc215_572182469" text:style-name="Index_20_Link" text:visited-style-name="Index_20_Link">Résolution des problématiques<text:tab/>3</text:a></text:p>
          <text:p text:style-name="P2"><text:a xlink:type="simple" xlink:href="#__RefHeading___Toc217_572182469" text:style-name="Index_20_Link" text:visited-style-name="Index_20_Link">Pas de connaissance en NodeJS et en ExpressJS<text:tab/>3</text:a></text:p>
        </text:index-body>
      </text:table-of-content>
      <text:p text:style-name="Text_20_body"/>
      <text:h text:style-name="P4" text:outline-level="1"><text:bookmark-start text:name="__RefHeading___Toc209_572182469"/>Introduction<text:bookmark-end text:name="__RefHeading___Toc209_572182469"/></text:h>
      <text:p text:style-name="Text_20_body"/>
      <text:p text:style-name="P3">Afin de pouvoir prouver mes compétence je doit faire une proof of concept sur les technologies :</text:p>
      <text:list xml:id="list565061114" text:style-name="L1">
        <text:list-item>
          <text:p text:style-name="P7">SvelteJS</text:p>
        </text:list-item>
        <text:list-item>
          <text:p text:style-name="P7">NodeJS</text:p>
        </text:list-item>
        <text:list-item>
          <text:p text:style-name="P7">ExpressJS</text:p>
        </text:list-item>
        <text:list-item>
          <text:p text:style-name="P7">Docker</text:p>
        </text:list-item>
      </text:list>
      <text:p text:style-name="P3"/>
      <text:p text:style-name="P3">Afin de mettre en avant :</text:p>
      <text:list xml:id="list753665797" text:style-name="L2">
        <text:list-item>
          <text:p text:style-name="P8">Le TDD</text:p>
        </text:list-item>
        <text:list-item>
          <text:p text:style-name="P8">Clean code</text:p>
        </text:list-item>
        <text:list-item>
          <text:p text:style-name="P8">Principe SOLID</text:p>
        </text:list-item>
      </text:list>
      <text:p text:style-name="P3"/>
      <text:h text:style-name="Heading_20_1" text:outline-level="1"><text:bookmark-start text:name="__RefHeading___Toc211_572182469"/>Background<text:bookmark-end text:name="__RefHeading___Toc211_572182469"/></text:h>
      <text:p text:style-name="Text_20_body"/>
      <text:p text:style-name="P3">Je me suis donné comme projet un Pokedex Pokemon. Je n’ai jamais codé en NodeJS ni en ExpressJS donc c’est la première chose que je vais devoir <text:s/>apprendre et faire, je compte implementer les tests du TDD après l’ajout des fonctionnalitées terminés car c’est du ‘first try’ et que je risque de devoir réécrire souvent mon code même si je comprend tout a fait les concepts utilisés comme les routes, middlewares, … </text:p>
      <text:p text:style-name="P3">Je ne respecte pas les loi du TDD des le départ mais c’est pour la bonne cause.</text:p>
      <text:p text:style-name="P3">Le projet aura les fonctionnalités suivantes :</text:p>
      <text:list xml:id="list3704128209" text:style-name="L3">
        <text:list-item>
          <text:p text:style-name="P9">CRUD Pokemons</text:p>
        </text:list-item>
        <text:list-item>
          <text:p text:style-name="P9">Authentification</text:p>
        </text:list-item>
        <text:list-item>
          <text:p text:style-name="P9">Inscription</text:p>
        </text:list-item>
        <text:list-item>
          <text:p text:style-name="P9">Rôles et permissions</text:p>
        </text:list-item>
        <text:list-item>
          <text:p text:style-name="P15">Système de combat</text:p>
        </text:list-item>
      </text:list>
      <text:p text:style-name="P3"/>
      <text:p text:style-name="P3"/>
      <text:p text:style-name="P3"/>
      <text:p text:style-name="P3"/>
      <text:p text:style-name="P3"/>
      <text:h text:style-name="Heading_20_1" text:outline-level="1"><text:bookmark-start text:name="__RefHeading___Toc213_572182469"/><text:soft-page-break/>Problématique Rencontrées<text:bookmark-end text:name="__RefHeading___Toc213_572182469"/></text:h>
      <text:p text:style-name="Text_20_body"/>
      <text:p text:style-name="P3">Liste exhaustive des problématique rencontrés :</text:p>
      <text:list xml:id="list2254227327" text:style-name="L4">
        <text:list-item>
          <text:p text:style-name="P10">Pas de connaissance en NodeJS</text:p>
        </text:list-item>
        <text:list-item>
          <text:p text:style-name="P10">Pas de connaissance en ExpressJS</text:p>
        </text:list-item>
        <text:list-item>
          <text:p text:style-name="P10">Pas de connaissance en Docker</text:p>
        </text:list-item>
        <text:list-item>
          <text:p text:style-name="P16">Pas de connaissance avec un ORM javascript</text:p>
        </text:list-item>
      </text:list>
      <text:p text:style-name="P3"/>
      <text:p text:style-name="P3"/>
      <text:h text:style-name="Heading_20_1" text:outline-level="1"><text:bookmark-start text:name="__RefHeading___Toc215_572182469"/>Résolution des problématiques<text:bookmark-end text:name="__RefHeading___Toc215_572182469"/></text:h>
      <text:p text:style-name="Text_20_body"/>
      <text:p text:style-name="P18"><text:span text:style-name="T1">Pour répondre au problématique proprement, j’énoncerais la ou les problématique et comment j’ai fait pour les résoudres.</text:span></text:p>
      <text:p text:style-name="P11"/>
      <text:h text:style-name="Heading_20_2" text:outline-level="2"><text:bookmark-start text:name="__RefHeading___Toc217_572182469"/>Pas de connaissance en NodeJS et en ExpressJS<text:bookmark-end text:name="__RefHeading___Toc217_572182469"/></text:h>
      <text:p text:style-name="Text_20_body"/>
      <text:p text:style-name="P3">Pour répondre à cette problématique j’ai :</text:p>
      <text:list xml:id="list2291903088" text:style-name="L5">
        <text:list-item>
          <text:p text:style-name="P12"><text:span text:style-name="T1">Appris NodeJS et ExpressJS avec cette video : </text:span><text:a xlink:type="simple" xlink:href="https://www.youtube.com/watch?v=NRxzvpdduvQ&amp;t=3974s" text:style-name="Internet_20_link" text:visited-style-name="Visited_20_Internet_20_Link"><text:span text:style-name="T2">La dite vidéo</text:span></text:a></text:p>
        </text:list-item>
        <text:list-item>
          <text:p text:style-name="P13">J’ai lu partiellement les sections de documentation ou j’avais encore un problème afin de le combler</text:p>
        </text:list-item>
      </text:list>
      <text:p text:style-name="P14"/>
      <text:p text:style-name="P14"/>
      <text:h text:style-name="P6" text:outline-level="2"><text:bookmark-start text:name="__RefHeading___Toc217_5721824691"/>Pas de connaissance en <text:span text:style-name="T3">Docker</text:span><text:bookmark-end text:name="__RefHeading___Toc217_5721824691"/></text:h>
      <text:p text:style-name="P19"/>
      <text:p text:style-name="P19"/>
      <text:h text:style-name="P5" text:outline-level="2"><text:bookmark-start text:name="__RefHeading___Toc217_57218246911"/>Pas de connaissance <text:span text:style-name="T3">avec un ORM javascript</text:span><text:bookmark-end text:name="__RefHeading___Toc217_57218246911"/></text:h>
      <text:p text:style-name="P17">J’ai appris Sequelize pour me permettre de faire des models, seeders, migra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9T16:00:03.520491143</meta:creation-date>
    <dc:date>2022-10-03T22:19:36.951530776</dc:date>
    <meta:editing-duration>PT5M26S</meta:editing-duration>
    <meta:editing-cycles>2</meta:editing-cycles>
    <meta:generator>LibreOffice/7.3.6.2$Linux_X86_64 LibreOffice_project/30$Build-2</meta:generator>
    <meta:document-statistic meta:table-count="0" meta:image-count="0" meta:object-count="0" meta:page-count="3" meta:paragraph-count="41" meta:word-count="301" meta:character-count="1755" meta:non-whitespace-character-count="1511"/>
  </office:meta>
</office:document-meta>
</file>